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163139" officeooo:paragraph-rsid="00163139"/>
    </style:style>
    <style:style style:name="P2" style:family="paragraph" style:parent-style-name="Standard">
      <style:text-properties officeooo:paragraph-rsid="0017c588"/>
    </style:style>
    <style:style style:name="P3" style:family="paragraph" style:parent-style-name="Standard">
      <style:text-properties officeooo:rsid="0017c588" officeooo:paragraph-rsid="0017c588"/>
    </style:style>
    <style:style style:name="P4" style:family="paragraph" style:parent-style-name="Standard">
      <style:text-properties officeooo:rsid="0017c588" officeooo:paragraph-rsid="00194bb1"/>
    </style:style>
    <style:style style:name="T1" style:family="text">
      <style:text-properties style:font-name="Arial1" officeooo:rsid="0017c588"/>
    </style:style>
    <style:style style:name="T2" style:family="text">
      <style:text-properties style:font-name="Arial1" officeooo:rsid="0017c588" loext:padding="0cm" loext:border="none"/>
    </style:style>
    <style:style style:name="T3" style:family="text">
      <style:text-properties style:font-name="Arial1" loext:padding="0cm" loext:border="none"/>
    </style:style>
    <style:style style:name="T4" style:family="text">
      <style:text-properties style:font-name="Arial1" officeooo:rsid="00194bb1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R: 110100 → 110101 → 110110 → 110111 → 111000</text:p>
      <text:p text:style-name="P1"/>
      <text:p text:style-name="P1">2) R: 110000 → 110011 → 110110 → 111001 → 111100 → 111111</text:p>
      <text:p text:style-name="P1"/>
      <text:p text:style-name="P1">3) R: 1366 → 1367 → 1370 → 1371 → 1372 → 1373 → 1374 → 1375</text:p>
      <text:p text:style-name="P1"/>
      <text:p text:style-name="P1">4) R: 3746 → 3750 → 3752 → 3754 → 3756 → 3760 → 3762 → 3764</text:p>
      <text:p text:style-name="P1"/>
      <text:p text:style-name="P2"><text:span text:style-name="T1">5) R: </text:span><text:span text:style-name="T2">2BEFA → 2BEFB → 2BEFC → 2BEFD → 2BEFE → 2BEFF → 2BF00 → 2BF01 → 2BF02 → 2BF03</text:span></text:p>
      <text:p text:style-name="P2"><text:span text:style-name="T3"/></text:p>
      <text:p text:style-name="P3"><text:span text:style-name="T3">6) R: 3A5B → 3A5F → 3A60 → 3A64 → 3A68 → </text:span><text:span text:style-name="T4">3A6C → 3A70 → 3A74 → 3A78 → 3A7C</text:span></text:p>
      <text:p text:style-name="P3"><text:span text:style-name="T3"/></text:p>
      <text:p text:style-name="P3"><text:span text:style-name="T3">7) R: 1111111 = 127</text:span></text:p>
      <text:p text:style-name="P3"><text:span text:style-name="T3"/></text:p>
      <text:p text:style-name="P4"><text:span text:style-name="T3">8) R: </text:span><text:span text:style-name="T4">5ECFD → <text:s/>5ECFE → <text:s/>5ECFF → 5ED00 → 5ED01 → 5ED0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3T15:03:46.935000000</meta:creation-date>
    <dc:date>2022-02-13T15:28:59.210000000</dc:date>
    <meta:editing-duration>PT4M11S</meta:editing-duration>
    <meta:editing-cycles>1</meta:editing-cycles>
    <meta:document-statistic meta:table-count="0" meta:image-count="0" meta:object-count="0" meta:page-count="1" meta:paragraph-count="8" meta:word-count="118" meta:character-count="451" meta:non-whitespace-character-count="339"/>
    <meta:generator>LibreOffice/7.3.0.3$Windows_X86_64 LibreOffice_project/0f246aa12d0eee4a0f7adcefbf7c878fc2238db3</meta:generator>
  </office:meta>
</office:document-meta>
</file>